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5000002FDCA8B626FDB6FB1F1.png" manifest:media-type="image/png"/>
  <manifest:file-entry manifest:full-path="Pictures/100002010000085A000009EC084454534D6884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BetecknaGS" svg:font-family="BetecknaGS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98fb4" draw:textarea-horizontal-align="justify" draw:textarea-vertical-align="middle" draw:auto-grow-height="false" fo:min-height="1.782cm" fo:min-width="27.49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67cm"/>
    </style:style>
    <style:style style:name="pr2" style:family="presentation" style:parent-style-name="Default-notes" style:list-style-name="L1">
      <style:graphic-properties draw:fill-color="#ffffff" draw:auto-grow-height="true" fo:min-height="13.364cm"/>
    </style:style>
    <style:style style:name="P1" style:family="paragraph">
      <loext:graphic-properties draw:fill-color="#398fb4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color="#474c4e" style:font-name="FreeSans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loext:graphic-properties draw:fill="none" draw:fill-color="#ffffff"/>
      <style:paragraph-properties fo:margin-left="0cm" fo:margin-right="0cm" fo:text-align="end" fo:text-indent="0cm"/>
      <style:text-properties fo:font-size="26pt" fo:font-style="normal" style:font-size-asian="26pt" style:font-style-asian="normal" style:font-size-complex="26pt" style:font-style-complex="normal"/>
    </style:style>
    <style:style style:name="P8" style:family="paragraph">
      <style:paragraph-properties fo:margin-left="0.6cm" fo:margin-right="0cm" fo:margin-top="0.5cm" fo:margin-bottom="0cm" fo:text-indent="-0.6cm"/>
    </style:style>
    <style:style style:name="P9" style:family="paragraph">
      <loext:graphic-properties draw:fill-color="#ffffff"/>
      <style:paragraph-properties fo:margin-left="0.6cm" fo:margin-right="0cm" fo:margin-top="0.5cm" fo:margin-bottom="0cm" fo:text-indent="-0.6cm"/>
      <style:text-properties fo:font-size="20pt"/>
    </style:style>
    <style:style style:name="T1" style:family="text">
      <style:text-properties fo:font-variant="normal" fo:text-transform="none" fo:color="#474c4e" style:text-outline="false" style:text-line-through-style="none" style:text-line-through-type="none" style:font-name="FreeSans" fo:font-size="40pt" fo:font-style="normal" fo:text-shadow="none" style:text-underline-style="none" fo:font-weight="bold" style:letter-kerning="true" fo:background-color="transparent" style:font-name-asian="Liberation Sans1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74c4e" style:text-outline="false" style:text-line-through-style="none" style:text-line-through-type="none" style:font-name="FreeSans" fo:font-size="40pt" fo:font-style="normal" fo:text-shadow="none" style:text-underline-style="none" fo:font-weight="normal" style:letter-kerning="true" fo:background-color="transparent" style:font-name-asian="Liberation Sans1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474c4e" style:font-name="Lato Medium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474c4e" style:font-name="Lato Light" fo:font-size="26pt" fo:font-style="normal" style:font-size-asian="26pt" style:font-style-asian="normal" style:font-size-complex="26pt" style:font-style-complex="normal"/>
    </style:style>
    <style:style style:name="T5" style:family="text">
      <style:text-properties fo:color="#474c4e" style:font-name="AnjaliOldLipi" fo:font-size="26pt" fo:font-style="normal" style:font-size-asian="26pt" style:font-style-asian="normal" style:font-size-complex="26pt" style:font-style-complex="normal"/>
    </style:style>
    <style:style style:name="T6" style:family="text">
      <style:text-properties fo:color="#474c4e" style:font-name="BetecknaGS"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custom-shape draw:style-name="gr1" draw:text-style-name="P1" draw:layer="layout" svg:width="27.991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4.892cm" svg:height="5.67cm" svg:x="1.624cm" svg:y="2.132cm" presentation:class="title" presentation:user-transformed="true">
          <draw:text-box>
            <text:p text:style-name="P2"><text:span text:style-name="T1">Title</text:span><text:span text:style-name="T2"><text:line-break/></text:span><text:span text:style-name="T2">Subtitle of the presentation </text:span></text:p>
          </draw:text-box>
        </draw:frame>
        <draw:frame draw:style-name="gr2" draw:text-style-name="P4" draw:layer="layout" svg:width="5.559cm" svg:height="6.604cm" svg:x="1.299cm" svg:y="6.758cm">
          <draw:image xlink:href="Pictures/100002010000085A000009EC084454534D68847E.png" xlink:type="simple" xlink:show="embed" xlink:actuate="onLoad" loext:mime-type="image/png">
            <text:p/>
          </draw:image>
        </draw:frame>
        <draw:frame draw:style-name="gr3" draw:text-style-name="P7" draw:layer="layout" svg:width="12.192cm" svg:height="4.655cm" svg:x="8.382cm" svg:y="8.953cm">
          <draw:text-box>
            <text:p text:style-name="P5"><text:span text:style-name="T3">FirstName </text:span><text:span text:style-name="T3">LastName</text:span></text:p>
            <text:p text:style-name="P6"><text:span text:style-name="T4"><text:s/></text:span><text:span text:style-name="T4">31.02.1984</text:span></text:p>
            <text:p text:style-name="P6"><text:span text:style-name="T5"/></text:p>
            <text:p text:style-name="P6"><text:span text:style-name="T6"/></text:p>
          </draw:text-box>
        </draw:frame>
        <draw:custom-shape draw:style-name="gr1" draw:text-style-name="P1" draw:layer="layout" svg:width="27.991cm" svg:height="2.03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.08cm" svg:height="5.08cm" svg:x="20.882cm" svg:y="7.466cm">
          <draw:image xlink:href="Pictures/10000201000002E5000002FDCA8B626FDB6FB1F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7"/></text:p>
              <text:p><text:span text:style-name="T7">OpenStreetMap is a free database for geodata</text:span></text:p>
              <text:p><text:span text:style-name="T7"/></text:p>
              <text:p><text:span text:style-name="T7">Everybody can contribute</text:span></text:p>
              <text:p><text:span text:style-name="T7"/></text:p>
              <text:p><text:span text:style-name="T7">Talk gives overview about most important topic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BetecknaGS" svg:font-family="BetecknaGS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df6e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93a1a1" style:text-outline="false" style:text-line-through-style="none" style:text-line-through-type="none" style:font-name="BetecknaGS" fo:font-family="BetecknaGS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93a1a1" style:font-name="BetecknaGS" fo:font-family="BetecknaG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93a1a1" style:font-name="BetecknaGS" fo:font-family="BetecknaG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color="#93a1a1" style:font-name="BetecknaGS" fo:font-family="BetecknaG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93a1a1" style:font-name="BetecknaGS" fo:font-family="BetecknaG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93a1a1" style:font-name="BetecknaGS" fo:font-family="BetecknaG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93a1a1" style:font-name="BetecknaGS" fo:font-family="BetecknaG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3a1a1" style:text-outline="false" style:text-line-through-style="none" style:text-line-through-type="none" style:font-name="BetecknaGS" fo:font-family="BetecknaGS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df6e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9T14:08:50.879382020</meta:creation-date>
    <dc:date>2019-01-04T18:38:53.789329970</dc:date>
    <meta:editing-duration>PT7H31M14S</meta:editing-duration>
    <meta:editing-cycles>66</meta:editing-cycles>
    <meta:generator>LibreOffice/6.1.3.2$Linux_X86_64 LibreOffice_project/10$Build-2</meta:generator>
    <meta:print-date>2018-10-09T17:51:48.096732013</meta:print-date>
    <meta:document-statistic meta:object-count="29"/>
  </office:meta>
</office:document-meta>
</file>